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C000001AE31404C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ff" draw:opacity="0%" draw:textarea-horizontal-align="justify" draw:textarea-vertical-align="middle" draw:auto-grow-height="false" fo:min-height="0cm" fo:min-width="0cm" draw:shadow-offset-x="0.203cm" draw:shadow-offset-y="0.203cm" draw:shadow-opacity="0%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0.414cm" svg:height="10.414cm" svg:x="9.636cm" svg:y="1.76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636cm" svg:y1="1.762cm" svg:x2="3.921cm" svg:y2="6.969cm">
          <text:p/>
        </draw:line>
        <draw:custom-shape draw:style-name="gr3" draw:text-style-name="P1" draw:layer="layout" svg:width="10.414cm" svg:height="10.414cm" svg:x="3.921cm" svg:y="6.96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0.05cm" svg:y1="12.176cm" svg:x2="14.335cm" svg:y2="17.383cm">
          <text:p/>
        </draw:line>
        <draw:line draw:style-name="gr2" draw:text-style-name="P1" draw:layer="layout" svg:x1="9.636cm" svg:y1="12.176cm" svg:x2="3.921cm" svg:y2="17.383cm">
          <text:p/>
        </draw:line>
        <draw:frame draw:style-name="gr4" draw:text-style-name="P1" draw:layer="layout" svg:width="2.306cm" svg:height="2.359cm" svg:x="10.144cm" svg:y="9.382cm">
          <draw:image xlink:href="Pictures/100002010000017C000001AE31404C48.png" xlink:type="simple" xlink:show="embed" xlink:actuate="onLoad">
            <text:p/>
          </draw:image>
        </draw:frame>
        <draw:custom-shape draw:style-name="gr5" draw:text-style-name="P1" draw:layer="layout" svg:width="1.016cm" svg:height="1.016cm" svg:x="13.192cm" svg:y="8.6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1" draw:layer="layout" svg:width="2.794cm" svg:height="2.794cm" svg:x="15.478cm" svg:y="6.0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20.05cm" svg:y1="1.762cm" svg:x2="14.335cm" svg:y2="6.969cm">
          <text:p/>
        </draw:line>
        <draw:line draw:style-name="gr7" draw:text-style-name="P1" draw:layer="layout" svg:x1="11.922cm" svg:y1="10.017cm" svg:x2="15.605cm" svg:y2="6.715cm">
          <text:p/>
        </draw:line>
        <draw:line draw:style-name="gr7" draw:text-style-name="P1" draw:layer="layout" svg:x1="11.922cm" svg:y1="10.017cm" svg:x2="17.002cm" svg:y2="9.0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31T09:28:29.460292922</meta:creation-date>
    <dc:date>2014-05-31T09:43:03.973596226</dc:date>
    <meta:editing-duration>P0D</meta:editing-duration>
    <meta:editing-cycles>1</meta:editing-cycles>
    <meta:document-statistic meta:object-count="11"/>
    <meta:generator>LibreOffice/4.2.4.2$Linux_X86_64 LibreOffice_project/420$Build-2</meta:generator>
  </office:meta>
</office:document-meta>
</file>